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4f4" officeooo:paragraph-rsid="001004f4"/>
    </style:style>
    <style:style style:name="P2" style:family="paragraph" style:parent-style-name="Standard">
      <style:paragraph-properties fo:text-align="start" style:justify-single-word="false"/>
      <style:text-properties officeooo:rsid="001004f4" officeooo:paragraph-rsid="001004f4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date style:data-style-name="N37" text:date-value="2021-07-27T18:11:00.463290475" text:fixed="true">07/27/21</text:date></text:p>
      <text:p text:style-name="Standard"/>
      <text:p text:style-name="P1">Life Is Weird</text:p>
      <text:p text:style-name="P1">Kyle Eggleston</text:p>
      <text:p text:style-name="P1"/>
      <text:p text:style-name="P2"><text:tab/>Life is weird. I don’t know how else to explain it. Life is simply weird. To some people it seems normal to others it’s weird. I wish I could comprehend exactly what’s going on with life to make it not weird and everything else. But I can’t. So I will simply keep these thoughts to myself. Life is weir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65" meta:character-count="340" meta:non-whitespace-character-count="278"/>
  </office:meta>
</office:document-meta>
</file>